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d0c5" officeooo:paragraph-rsid="0011d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casualworld/DM2" text:style-name="Internet_20_link" text:visited-style-name="Visited_20_Internet_20_Link">https://github.com/casualworld/DM2</text:a></text:p>
      <text:p text:style-name="Standard"/>
      <text:p text:style-name="P1">Clonar Repositorio → DM2 → DEIN → Tema 2 → Eclipse → Eclipse Worksp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2:37:32.842645844</meta:creation-date>
    <dc:date>2019-10-02T12:39:28.880791273</dc:date>
    <meta:editing-duration>PT2M1S</meta:editing-duration>
    <meta:editing-cycles>1</meta:editing-cycles>
    <meta:document-statistic meta:table-count="0" meta:image-count="0" meta:object-count="0" meta:page-count="1" meta:paragraph-count="2" meta:word-count="15" meta:character-count="104" meta:non-whitespace-character-count="91"/>
    <meta:generator>LibreOffice/6.0.7.3$Linux_X86_64 LibreOffice_project/00m0$Build-3</meta:generator>
  </office:meta>
</office:document-meta>
</file>